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Reques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quest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ques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ques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quest.getCharacterEnco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ionRequest.getAction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quest.ActionRequest( String servletPath , String pathInfo , javax . portlet . ActionRequest request , Portlet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